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uccess?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ebsite found</text:p>
          </table:table-cell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v2 linux</text:p>
          </table:table-cell>
          <table:table-cell table:style-name="ce2" office:value-type="string" calcext:value-type="string">
            <text:p>$ sudo apt-get install python3-opencv</text:p>
          </table:table-cell>
          <table:table-cell office:value-type="string" calcext:value-type="string">
            <text:p>https://docs.opencv.org/3.4/d2/de6/tutorial_py_setup_in_ubuntu.html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v2 linux</text:p>
          </table:table-cell>
          <table:table-cell table:style-name="ce1" office:value-type="string" calcext:value-type="string">
            <text:p>pip3 install opencv-python</text:p>
          </table:table-cell>
          <table:table-cell office:value-type="string" calcext:value-type="string">
            <text:p>https://www.geeksforgeeks.org/how-to-install-opencv-for-python-in-linux/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ytesseract linux</text:p>
          </table:table-cell>
          <table:table-cell office:value-type="string" calcext:value-type="string">
            <text:p>pip install pytesseract</text:p>
          </table:table-cell>
          <table:table-cell office:value-type="string" calcext:value-type="string">
            <text:p>https://pypi.org/project/pytesseract/</text:p>
          </table:table-cell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udo apt-get install tesseract-ocr</text:p>
          </table:table-cell>
          <table:table-cell office:value-type="string" calcext:value-type="string">
            <text:p>https://builtin.com/articles/python-tessera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8:50:20.721010227</meta:creation-date>
    <dc:date>2024-07-09T19:12:42.954621300</dc:date>
    <meta:editing-duration>PT12M11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